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83/2024</text:p>
            <text:p text:style-name="Normální">KVOP-49326/2024</text:p>
            <text:p text:style-name="Normální">10. 12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D. K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K.,</text:p>
      <text:p text:style-name="Základnítext">dne<text:s/><text:span text:style-name="T18">3. 12</text:span>. 2024 obdržela Kancelář veřejného ochránce práv Vaši žádost o informace. Žádáte o zaslání<text:s/><text:span text:style-name="T19">sborníků Vězeňství<text:s/></text:span><text:span text:style-name="T20">I a Vězeňství II, řady právních předpisů a vrácení kopie Vaší žádosti a jejích příloh.</text:span></text:p>
      <text:p text:style-name="Základnítext"><text:span text:style-name="T21">Požadované dokumenty Vám zasílám v příloze.</text:span></text:p>
      <text:p text:style-name="Základnítext">S pozdravem</text:p>
      <text:p text:style-name="P22">JUDr. Pavel Pořízek, Ph.D.</text:p>
      <text:p text:style-name="podpis">vedoucí Kanceláře veřejného ochránce práv</text:p>
      <text:p text:style-name="podpis"/>
      <text:p text:style-name="Příloha"/>
      <text:p text:style-name="Příloha">Příloha</text:p>
      <text:p text:style-name="Normální">Kopie žádosti včetně jejích příloh</text:p>
      <text:p text:style-name="Normální">Nařízení Evropského parlamentu a Rady (EU) č. 492/2011, o volném pohybu pracovníků uvnitř Unie</text:p>
      <text:p text:style-name="Normální">Nařízení vlády č. 275/2016 Sb. o oblastech vzdělávání ve vysokém školství</text:p>
      <text:p text:style-name="Normální">Sborník Vězeňství I</text:p>
      <text:p text:style-name="Normální">Sborník Vězeňství II</text:p>
      <text:p text:style-name="Normální">Úmluva o ochraně lidských práv a základních svobod</text:p>
      <text:p text:style-name="Normální">Úplné znění zákona č. 148/1998 Sb., o ochraně utajovaných skutečností a o změně některých zákonů, jak vyplývá z pozdějších změn</text:p>
      <text:p text:style-name="Normální">Ústavní zákon č. 1/1993 Sb., Ústava ČR</text:p>
      <text:p text:style-name="Normální">Zákon č. 106/1999 Sb., o svobodném přístupu k informacím</text:p>
      <text:p text:style-name="Normální">Zákon č. 500/2004 Sb., správní řád</text:p>
      <text:p text:style-name="Normální">Zákon č. 198/2009 Sb., o rovném zacházení a o právních prostředcích ochrany před diskriminací a o změně některých zákonů (antidiskriminační zákon)</text:p>
      <text:p text:style-name="Normální">Zákon č. 133/2000 Sb., o evidenci obyvatel a rodných číslech a o změně některých zákonů</text:p>
      <text:p text:style-name="Normální">(zákon o evidenci obyvatel)</text:p>
      <text:p text:style-name="Normální">Zákon č. 7/2002 Sb., o řízení ve věcech soudců, státních zástupců a soudních exekutorů</text:p>
      <text:p text:style-name="Normální">Zákon č. 261/2021 Sb., kterým se mění některé zákony v souvislosti s další elektronizací postupů orgánů veřejné moci</text:p>
      <text:soft-page-break/>
      <text:p text:style-name="Normální">Zákon č. 365/2017 Sb., kterým se mění zákon č. 198/2009 Sb., o rovném zacházení a o právních prostředcích ochrany před diskriminací a o změně některých zákonů (antidiskriminační zákon), ve znění pozdějších předpisů, a další související zákony</text:p>
      <text:p text:style-name="Normální">Zákon č. 198/2017 Sb., kterým se mění zákon č. 349/1999 Sb., o Veřejném ochránci práv, ve znění pozdějších předpisů</text:p>
      <text:p text:style-name="Normální">Zákon č. 396/2012 Sb., kterým se mění zákon č. 99/1963 Sb., občanský soudní řád, ve znění pozdějších předpisů, a další související zákony</text:p>
      <text:p text:style-name="Normální">Zákon č. 303/2011 Sb., kterým se mění zákon č. 150/2002 Sb., soudní řád správní, ve znění pozdějších předpisů, a některé další zákony</text:p>
      <text:p text:style-name="Normální">Zákon č. 129/2008 Sb., o výkonu zabezpečovací detence a o změně některých souvisejících zákonů</text:p>
      <text:p text:style-name="Normální">Zákon č. 342/2006 Sb., kterým se mění některé zákony související s oblastí<text:s/>evidence obyvatel a některé další zákony</text:p>
      <text:p text:style-name="Normální">Zákon č. 265/2001 Sb., kterým se mění zákon č. 141/1961 Sb., o trestním řízení soudním (trestní řád), ve znění pozdějších předpisů, zákon č. 140/1961 Sb., trestní zákon, ve znění pozdějších předpisů, a některé další<text:s/>zákony</text:p>
      <text:p text:style-name="Normální">Zákon č. 250/2016 Sb., o odpovědnosti za přestupky a řízení o nich</text:p>
      <text:p text:style-name="Normální">Zákon č. 185/2014 Sb., kterým se mění zákon č. 6/2002 Sb., o soudech, soudcích, přísedících a státní správě soudů a o změně některých dalších zákonů (zákon o soudech a soudcích), ve<text:s/>znění pozdějších předpisů, a některé další zákony</text:p>
      <text:p text:style-name="Normální">Zákon č. 372/2011 Sb., o zdravotních službách a podmínkách jejich poskytování</text:p>
      <text:p text:style-name="Normální">Zákon č. 314/2008 Sb., kterým se mění zákon č. 6/2002 Sb., o soudech, soudcích, přísedících a státní správě soudů a o změně některých dalších zákonů (zákon o soudech a soudcích), ve znění pozdějších předpisů, zákon č. 150/2002 Sb., soudní řád správní, ve znění pozdějších předpisů, zákon č. 7/2002 Sb., o řízení ve věcech soudců a státních zástupců, ve znění pozdějších předpisů, zákon č. 349/1999 Sb., o Veřejném ochránci práv, ve znění pozdějších předpisů, zákon č. 283/1993 Sb., o státním zastupitelství, ve znění pozdějších předpisů, zákon č. 200/1990 Sb., o přestupcích, ve znění pozdějších předpisů, a zákon č. 85/1996 Sb., o advokacii, ve znění pozdějších předpisů</text:p>
      <text:p text:style-name="Normální">Zákon č. 413/2005 Sb., o změně zákonů v souvislosti s přijetím zákona o ochraně utajovaných informací a o bezpečnostní způsobilosti</text:p>
      <text:p text:style-name="Normální">Zákon č. 150/2002 Sb., soudní řád správní</text:p>
      <text:p text:style-name="Normální">Zákon č. 283/1993 Sb., o státním zastupitelství</text:p>
      <text:p text:style-name="Normální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1B3F*</text:span></text:p>
        <text:p text:style-name="P12"><text:span text:style-name="T13">KVOPX00F1B3F</text:span>KVOPX00F1B3F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27T10:49:00Z</meta:creation-date>
    <dc:date>2024-12-27T10:50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2" meta:paragraph-count="7" meta:word-count="570" meta:character-count="3929" meta:row-count="28" meta:non-whitespace-character-count="3366"/>
  </office:meta>
</office:document-meta>
</file>